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2000001CE0000015AD9AB89C65D9F85DF.eps" manifest:media-type="image/x-eps"/>
  <manifest:file-entry manifest:full-path="Pictures/1000020000000268000001CDD1E9EA89141A1B89.png" manifest:media-type="image/png"/>
  <manifest:file-entry manifest:full-path="Pictures/1000020000000268000001CD6877965C3618F1AC.png" manifest:media-type="image/png"/>
  <manifest:file-entry manifest:full-path="Pictures/20000002000001CE0000015A4DDF26F98BB5A19A.eps" manifest:media-type="image/x-eps"/>
  <manifest:file-entry manifest:full-path="Pictures/20000002000001CE0000015A2E4FA74915ABF8AF.eps" manifest:media-type="image/x-eps"/>
  <manifest:file-entry manifest:full-path="Pictures/1000020000000268000001CDDA00283F18D1163D.png" manifest:media-type="image/png"/>
  <manifest:file-entry manifest:full-path="Pictures/20000002000001CE0000015AE36C7DC3921C75DF.eps" manifest:media-type="image/x-eps"/>
  <manifest:file-entry manifest:full-path="Pictures/1000020000000268000001CD4E2330741F6A58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2cm" svg:height="1.673cm" svg:x="-0.2cm" svg:y="0.6cm">
          <draw:text-box>
            <text:p text:style-name="P1"><text:span text:style-name="T1">BT (parallel probability vs. loop running time (as % </text:span><text:span text:style-name="T1">of the whole application running time))</text:span></text:p>
          </draw:text-box>
        </draw:frame>
        <draw:frame draw:style-name="gr2" draw:text-style-name="P3" draw:layer="layout" svg:width="21cm" svg:height="15.727cm" svg:x="0cm" svg:y="13.273cm">
          <draw:image xlink:href="Pictures/20000002000001CE0000015A4DDF26F98BB5A19A.eps" xlink:type="simple" xlink:show="embed" xlink:actuate="onLoad" loext:mime-type="image/x-svm">
            <text:p/>
          </draw:image>
          <draw:image xlink:href="Pictures/1000020000000268000001CD6877965C3618F1AC.png" xlink:type="simple" xlink:show="embed" xlink:actuate="onLoad" loext:mime-type="image/png"/>
        </draw:frame>
        <draw:frame draw:style-name="gr3" draw:text-style-name="P3" draw:layer="layout" svg:width="21.404cm" svg:height="12.2cm" svg:x="-0.278cm" svg:y="2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2" draw:text-style-name="P3" draw:layer="layout" svg:width="20.397cm" svg:height="15.276cm" svg:x="0.103cm" svg:y="12.9cm">
          <draw:image xlink:href="Pictures/20000002000001CE0000015A2E4FA74915ABF8AF.eps" xlink:type="simple" xlink:show="embed" xlink:actuate="onLoad" loext:mime-type="image/x-svm">
            <text:p/>
          </draw:image>
          <draw:image xlink:href="Pictures/1000020000000268000001CDDA00283F18D1163D.png" xlink:type="simple" xlink:show="embed" xlink:actuate="onLoad" loext:mime-type="image/png"/>
        </draw:frame>
        <draw:frame draw:style-name="gr1" draw:text-style-name="P2" draw:layer="layout" svg:width="21.2cm" svg:height="1.4cm" svg:x="-0.2cm" svg:y="0.601cm">
          <draw:text-box>
            <text:p text:style-name="P1"><text:span text:style-name="T1">FT</text:span></text:p>
          </draw:text-box>
        </draw:frame>
        <draw:frame draw:style-name="gr3" draw:text-style-name="P3" draw:layer="layout" svg:width="20.845cm" svg:height="12.825cm" svg:x="0cm" svg:y="1.5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1" draw:text-style-name="P2" draw:layer="layout" svg:width="21.2cm" svg:height="1.4cm" svg:x="-0.2cm" svg:y="-0.1cm">
          <draw:text-box>
            <text:p text:style-name="P1"><text:span text:style-name="T1">LU</text:span></text:p>
          </draw:text-box>
        </draw:frame>
        <draw:frame draw:style-name="gr2" draw:text-style-name="P3" draw:layer="layout" svg:width="21cm" svg:height="15.727cm" svg:x="0cm" svg:y="13cm">
          <draw:image xlink:href="Pictures/20000002000001CE0000015AE36C7DC3921C75DF.eps" xlink:type="simple" xlink:show="embed" xlink:actuate="onLoad" loext:mime-type="image/x-svm">
            <text:p/>
          </draw:image>
          <draw:image xlink:href="Pictures/1000020000000268000001CD4E2330741F6A58ED.png" xlink:type="simple" xlink:show="embed" xlink:actuate="onLoad" loext:mime-type="image/png"/>
        </draw:frame>
        <draw:frame draw:style-name="gr3" draw:text-style-name="P3" draw:layer="layout" svg:width="19cm" svg:height="14.236cm" svg:x="1cm" svg:y="0.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4" draw:style-name="dp1" draw:master-page-name="Default">
        <draw:frame draw:style-name="gr3" draw:text-style-name="P3" draw:layer="layout" svg:width="21.332cm" svg:height="11.999cm" svg:x="-0.222cm" svg:y="0.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2" draw:layer="layout" svg:width="21.2cm" svg:height="1.4cm" svg:x="-0.2cm" svg:y="-0.1cm">
          <draw:text-box>
            <text:p text:style-name="P1"><text:span text:style-name="T1">CG</text:span></text:p>
          </draw:text-box>
        </draw:frame>
        <draw:frame draw:style-name="gr2" draw:text-style-name="P3" draw:layer="layout" svg:width="19.7cm" svg:height="14.754cm" svg:x="0cm" svg:y="12.798cm">
          <draw:image xlink:href="Pictures/20000002000001CE0000015AD9AB89C65D9F85DF.eps" xlink:type="simple" xlink:show="embed" xlink:actuate="onLoad" loext:mime-type="image/x-svm">
            <text:p/>
          </draw:image>
          <draw:image xlink:href="Pictures/1000020000000268000001CDD1E9EA89141A1B8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37:56.388621463</meta:creation-date>
    <dc:date>2019-03-12T11:37:45.095226336</dc:date>
    <meta:editing-duration>PT15M43S</meta:editing-duration>
    <meta:editing-cycles>2</meta:editing-cycles>
    <meta:generator>LibreOffice/6.1.4.2$Linux_X86_64 LibreOffice_project/10$Build-2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05cm" svg:height="12.201cm" xlink:href="." xlink:type="simple" chart:class="chart:bar" chart:style-name="ch1">
        <chart:legend chart:legend-position="end" svg:x="19.459cm" svg:y="5.303cm" style:legend-expansion="high" chart:style-name="ch2"/>
        <chart:plot-area chart:style-name="ch3" chart:data-source-has-labels="both" svg:x="0.428cm" svg:y="0.244cm" svg:width="18.603cm" svg:height="11.713cm">
          <chartooo:coordinate-region svg:x="1.155cm" svg:y="0.365cm" svg:width="17.876cm" svg:height="10.59cm"/>
          <chart:axis chart:dimension="x" chart:name="primary-x" chart:style-name="ch4" chartooo:axis-type="text">
            <chart:categories table:cell-range-address="local-table.$A$2:.$A$1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3" chart:label-cell-address="local-table.$B$1" chart:class="chart:bar">
            <chart:data-point chart:repeated="99"/>
            <chart:data-point chart:style-name="ch8"/>
            <chart:data-point chart:repeated="52"/>
          </chart:series>
          <chart:series chart:style-name="ch9" chart:values-cell-range-address="local-table.$C$2:.$C$153" chart:label-cell-address="local-table.$C$1" chart:class="chart:bar">
            <chart:data-point chart:repeated="152"/>
          </chart:series>
          <chart:series chart:style-name="ch10" chart:values-cell-range-address="local-table.$D$2:.$D$153" chart:label-cell-address="local-table.$D$1" chart:class="chart:bar">
            <chart:data-point chart:repeated="1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</table:table-cell>
              <table:table-cell office:value-type="string">
                <text:p>time(%)</text:p>
              </table:table-cell>
              <table:table-cell office:value-type="string">
                <text:p>produ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86427765364">
                <text:p>0.0297986427765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8970779109106">
                <text:p>0.0308970779109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9290117998464">
                <text:p>0.0509290117998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290117998464">
                <text:p>0.0509290117998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0963052940146">
                <text:p>0.060963052940146</text:p>
              </table:table-cell>
              <table:table-cell office:value-type="float" office:value="0.001">
                <text:p>0.001</text:p>
              </table:table-cell>
              <table:table-cell office:value-type="float" office:value="0.000060963052940146">
                <text:p>0.000060963052940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0084851948743">
                <text:p>0.0610084851948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0099503556897">
                <text:p>0.0610099503556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099503556897">
                <text:p>0.0610099503556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0286743892757">
                <text:p>0.0610286743892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10286743892757">
                <text:p>0.0610286743892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10286743892757">
                <text:p>0.0610286743892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1043387976974">
                <text:p>0.061043387976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1043387976974">
                <text:p>0.061043387976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111267512529">
                <text:p>0.113111267512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3232832279236">
                <text:p>0.113232832279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694388419382">
                <text:p>0.118694388419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0794603227361">
                <text:p>0.150794603227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585835689423">
                <text:p>0.28585835689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7518459319486">
                <text:p>0.307518459319486</text:p>
              </table:table-cell>
              <table:table-cell office:value-type="float" office:value="0.001">
                <text:p>0.001</text:p>
              </table:table-cell>
              <table:table-cell office:value-type="float" office:value="0.000307518459319487">
                <text:p>0.000307518459319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670204561423">
                <text:p>0.368670204561423</text:p>
              </table:table-cell>
              <table:table-cell office:value-type="float" office:value="0.059">
                <text:p>0.059</text:p>
              </table:table-cell>
              <table:table-cell office:value-type="float" office:value="0.021751542069124">
                <text:p>0.021751542069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8670204561423">
                <text:p>0.368670204561423</text:p>
              </table:table-cell>
              <table:table-cell office:value-type="float" office:value="0.059">
                <text:p>0.059</text:p>
              </table:table-cell>
              <table:table-cell office:value-type="float" office:value="0.021751542069124">
                <text:p>0.021751542069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670204561423">
                <text:p>0.368670204561423</text:p>
              </table:table-cell>
              <table:table-cell office:value-type="float" office:value="0.116">
                <text:p>0.116</text:p>
              </table:table-cell>
              <table:table-cell office:value-type="float" office:value="0.0427657437291251">
                <text:p>0.0427657437291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860388026641">
                <text:p>0.40860388026641</text:p>
              </table:table-cell>
              <table:table-cell office:value-type="float" office:value="0.284">
                <text:p>0.284</text:p>
              </table:table-cell>
              <table:table-cell office:value-type="float" office:value="0.116043501995661">
                <text:p>0.116043501995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8815774111216">
                <text:p>0.408815774111216</text:p>
              </table:table-cell>
              <table:table-cell office:value-type="float" office:value="0.326">
                <text:p>0.326</text:p>
              </table:table-cell>
              <table:table-cell office:value-type="float" office:value="0.133273942360256">
                <text:p>0.133273942360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9054807107992">
                <text:p>0.409054807107992</text:p>
              </table:table-cell>
              <table:table-cell office:value-type="float" office:value="0.292">
                <text:p>0.292</text:p>
              </table:table-cell>
              <table:table-cell office:value-type="float" office:value="0.119444003675534">
                <text:p>0.119444003675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0377586090904">
                <text:p>0.410377586090904</text:p>
              </table:table-cell>
              <table:table-cell office:value-type="float" office:value="0.284">
                <text:p>0.284</text:p>
              </table:table-cell>
              <table:table-cell office:value-type="float" office:value="0.116547234449817">
                <text:p>0.116547234449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0574069929223">
                <text:p>0.410574069929223</text:p>
              </table:table-cell>
              <table:table-cell office:value-type="float" office:value="0.326">
                <text:p>0.326</text:p>
              </table:table-cell>
              <table:table-cell office:value-type="float" office:value="0.133847146796927">
                <text:p>0.133847146796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0844643544556">
                <text:p>0.410844643544556</text:p>
              </table:table-cell>
              <table:table-cell office:value-type="float" office:value="0.292">
                <text:p>0.292</text:p>
              </table:table-cell>
              <table:table-cell office:value-type="float" office:value="0.11996663591501">
                <text:p>0.1199666359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6620999410066">
                <text:p>0.446620999410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3422659960624">
                <text:p>0.533422659960624</text:p>
              </table:table-cell>
              <table:table-cell office:value-type="float" office:value="0.146">
                <text:p>0.146</text:p>
              </table:table-cell>
              <table:table-cell office:value-type="float" office:value="0.0778797083542512">
                <text:p>0.0778797083542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3422659960624">
                <text:p>0.533422659960624</text:p>
              </table:table-cell>
              <table:table-cell office:value-type="float" office:value="0.156">
                <text:p>0.156</text:p>
              </table:table-cell>
              <table:table-cell office:value-type="float" office:value="0.0832139349538574">
                <text:p>0.0832139349538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3422659960624">
                <text:p>0.533422659960624</text:p>
              </table:table-cell>
              <table:table-cell office:value-type="float" office:value="0.153">
                <text:p>0.153</text:p>
              </table:table-cell>
              <table:table-cell office:value-type="float" office:value="0.0816136669739755">
                <text:p>0.0816136669739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7307558734003">
                <text:p>0.597307558734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4756093357225">
                <text:p>0.624756093357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141017594927">
                <text:p>0.641141017594927</text:p>
              </table:table-cell>
              <table:table-cell office:value-type="float" office:value="0.046">
                <text:p>0.046</text:p>
              </table:table-cell>
              <table:table-cell office:value-type="float" office:value="0.0294924868093666">
                <text:p>0.0294924868093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37486404602">
                <text:p>0.6437486404602</text:p>
              </table:table-cell>
              <table:table-cell office:value-type="float" office:value="0.059">
                <text:p>0.059</text:p>
              </table:table-cell>
              <table:table-cell office:value-type="float" office:value="0.0379811697871518">
                <text:p>0.0379811697871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6952737659125">
                <text:p>0.646952737659125</text:p>
              </table:table-cell>
              <table:table-cell office:value-type="float" office:value="0.049">
                <text:p>0.049</text:p>
              </table:table-cell>
              <table:table-cell office:value-type="float" office:value="0.0317006841452971">
                <text:p>0.0317006841452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4232928818911">
                <text:p>0.724232928818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40879350543865">
                <text:p>0.7408793505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0879350543865">
                <text:p>0.7408793505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0879350543865">
                <text:p>0.7408793505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1440836396691">
                <text:p>0.781440836396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52239571295857">
                <text:p>0.852239571295857</text:p>
              </table:table-cell>
              <table:table-cell office:value-type="float" office:value="0.008">
                <text:p>0.008</text:p>
              </table:table-cell>
              <table:table-cell office:value-type="float" office:value="0.00681791657036685">
                <text:p>0.00681791657036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52239571295857">
                <text:p>0.852239571295857</text:p>
              </table:table-cell>
              <table:table-cell office:value-type="float" office:value="0.01">
                <text:p>0.01</text:p>
              </table:table-cell>
              <table:table-cell office:value-type="float" office:value="0.00852239571295857">
                <text:p>0.00852239571295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52239571295857">
                <text:p>0.852239571295857</text:p>
              </table:table-cell>
              <table:table-cell office:value-type="float" office:value="0.008">
                <text:p>0.008</text:p>
              </table:table-cell>
              <table:table-cell office:value-type="float" office:value="0.00681791657036685">
                <text:p>0.00681791657036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5669362760191">
                <text:p>0.855669362760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5669362760191">
                <text:p>0.855669362760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75095883788291">
                <text:p>0.875095883788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4705866041256">
                <text:p>0.894705866041256</text:p>
              </table:table-cell>
              <table:table-cell office:value-type="float" office:value="0.023">
                <text:p>0.023</text:p>
              </table:table-cell>
              <table:table-cell office:value-type="float" office:value="0.0205782349189489">
                <text:p>0.0205782349189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4705866041256">
                <text:p>0.894705866041256</text:p>
              </table:table-cell>
              <table:table-cell office:value-type="float" office:value="0.015">
                <text:p>0.015</text:p>
              </table:table-cell>
              <table:table-cell office:value-type="float" office:value="0.0134205879906188">
                <text:p>0.0134205879906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4705866041256">
                <text:p>0.894705866041256</text:p>
              </table:table-cell>
              <table:table-cell office:value-type="float" office:value="0.014">
                <text:p>0.014</text:p>
              </table:table-cell>
              <table:table-cell office:value-type="float" office:value="0.0125258821245776">
                <text:p>0.01252588212457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1167191840802">
                <text:p>0.901167191840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1167191840802">
                <text:p>0.901167191840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02131858450324">
                <text:p>0.9021318584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2131858450324">
                <text:p>0.9021318584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02131858450324">
                <text:p>0.9021318584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0377713660404">
                <text:p>0.910377713660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3529360125809">
                <text:p>0.913529360125809</text:p>
              </table:table-cell>
              <table:table-cell office:value-type="float" office:value="0.005">
                <text:p>0.005</text:p>
              </table:table-cell>
              <table:table-cell office:value-type="float" office:value="0.00456764680062904">
                <text:p>0.00456764680062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6740196857156">
                <text:p>0.916740196857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6740196857156">
                <text:p>0.916740196857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6747125552055">
                <text:p>0.916747125552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6747125552055">
                <text:p>0.916747125552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6768913724854">
                <text:p>0.916768913724854</text:p>
              </table:table-cell>
              <table:table-cell office:value-type="float" office:value="0.001">
                <text:p>0.001</text:p>
              </table:table-cell>
              <table:table-cell office:value-type="float" office:value="0.000916768913724854">
                <text:p>0.000916768913724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6823739782108">
                <text:p>0.91682373978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6823739782108">
                <text:p>0.91682373978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6823739782108">
                <text:p>0.91682373978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6837560278915">
                <text:p>0.916837560278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6837560278915">
                <text:p>0.916837560278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6841356440312">
                <text:p>0.916841356440312</text:p>
              </table:table-cell>
              <table:table-cell office:value-type="float" office:value="0.023">
                <text:p>0.023</text:p>
              </table:table-cell>
              <table:table-cell office:value-type="float" office:value="0.0210873511981272">
                <text:p>0.0210873511981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16907459793297">
                <text:p>0.916907459793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6907459793297">
                <text:p>0.916907459793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6907459793297">
                <text:p>0.916907459793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6908548866014">
                <text:p>0.916908548866014</text:p>
              </table:table-cell>
              <table:table-cell office:value-type="float" office:value="0.015">
                <text:p>0.015</text:p>
              </table:table-cell>
              <table:table-cell office:value-type="float" office:value="0.0137536282329902">
                <text:p>0.0137536282329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6908548866014">
                <text:p>0.916908548866014</text:p>
              </table:table-cell>
              <table:table-cell office:value-type="float" office:value="0.014">
                <text:p>0.014</text:p>
              </table:table-cell>
              <table:table-cell office:value-type="float" office:value="0.0128367196841242">
                <text:p>0.012836719684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6908548866014">
                <text:p>0.916908548866014</text:p>
              </table:table-cell>
              <table:table-cell office:value-type="float" office:value="0.023">
                <text:p>0.023</text:p>
              </table:table-cell>
              <table:table-cell office:value-type="float" office:value="0.0210888966239183">
                <text:p>0.0210888966239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8189013497448">
                <text:p>0.918189013497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7468791444953">
                <text:p>0.927468791444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7468791444953">
                <text:p>0.927468791444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851940174678">
                <text:p>0.92851940174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851940174678">
                <text:p>0.92851940174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9742643152367">
                <text:p>0.929742643152367</text:p>
              </table:table-cell>
              <table:table-cell office:value-type="float" office:value="0.021">
                <text:p>0.021</text:p>
              </table:table-cell>
              <table:table-cell office:value-type="float" office:value="0.0195245955061997">
                <text:p>0.0195245955061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8158170765878">
                <text:p>0.938158170765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9206058168993">
                <text:p>0.93920605816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9206058168993">
                <text:p>0.93920605816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9206058168993">
                <text:p>0.93920605816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1223702155127">
                <text:p>0.941223702155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3199642126132">
                <text:p>0.943199642126132</text:p>
              </table:table-cell>
              <table:table-cell office:value-type="float" office:value="0.022">
                <text:p>0.022</text:p>
              </table:table-cell>
              <table:table-cell office:value-type="float" office:value="0.0207503921267749">
                <text:p>0.0207503921267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4435152241264">
                <text:p>0.944435152241264</text:p>
              </table:table-cell>
              <table:table-cell office:value-type="float" office:value="0.009">
                <text:p>0.009</text:p>
              </table:table-cell>
              <table:table-cell office:value-type="float" office:value="0.00849991637017137">
                <text:p>0.00849991637017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4435152241264">
                <text:p>0.944435152241264</text:p>
              </table:table-cell>
              <table:table-cell office:value-type="float" office:value="0.006">
                <text:p>0.006</text:p>
              </table:table-cell>
              <table:table-cell office:value-type="float" office:value="0.00566661091344758">
                <text:p>0.005666610913447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4435152241264">
                <text:p>0.944435152241264</text:p>
              </table:table-cell>
              <table:table-cell office:value-type="float" office:value="0.008">
                <text:p>0.008</text:p>
              </table:table-cell>
              <table:table-cell office:value-type="float" office:value="0.00755548121793011">
                <text:p>0.00755548121793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5685913261348">
                <text:p>0.94568591326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5685913261348">
                <text:p>0.94568591326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5685913261348">
                <text:p>0.94568591326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5937255118048">
                <text:p>0.945937255118048</text:p>
              </table:table-cell>
              <table:table-cell office:value-type="float" office:value="0.017">
                <text:p>0.017</text:p>
              </table:table-cell>
              <table:table-cell office:value-type="float" office:value="0.0160809333370068">
                <text:p>0.0160809333370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5937255118048">
                <text:p>0.945937255118048</text:p>
              </table:table-cell>
              <table:table-cell office:value-type="float" office:value="0.015">
                <text:p>0.015</text:p>
              </table:table-cell>
              <table:table-cell office:value-type="float" office:value="0.0141890588267707">
                <text:p>0.0141890588267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5937255118048">
                <text:p>0.945937255118048</text:p>
              </table:table-cell>
              <table:table-cell office:value-type="float" office:value="0.016">
                <text:p>0.016</text:p>
              </table:table-cell>
              <table:table-cell office:value-type="float" office:value="0.0151349960818888">
                <text:p>0.0151349960818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8850290000501">
                <text:p>0.948850290000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8850290000501">
                <text:p>0.948850290000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258016002377">
                <text:p>0.95258016002377</text:p>
              </table:table-cell>
              <table:table-cell office:value-type="float" office:value="0.005">
                <text:p>0.005</text:p>
              </table:table-cell>
              <table:table-cell office:value-type="float" office:value="0.00476290080011885">
                <text:p>0.004762900800118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53615751049386">
                <text:p>0.953615751049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5366726187889">
                <text:p>0.95366726187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53898091830099">
                <text:p>0.953898091830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53898091830099">
                <text:p>0.953898091830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54100293777305">
                <text:p>0.954100293777305</text:p>
              </table:table-cell>
              <table:table-cell office:value-type="float" office:value="0.005">
                <text:p>0.005</text:p>
              </table:table-cell>
              <table:table-cell office:value-type="float" office:value="0.00477050146888653">
                <text:p>0.004770501468886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4182303810588">
                <text:p>0.954182303810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4182303810588">
                <text:p>0.954182303810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54691281587788">
                <text:p>0.954691281587788</text:p>
              </table:table-cell>
              <table:table-cell office:value-type="float" office:value="0.001">
                <text:p>0.001</text:p>
              </table:table-cell>
              <table:table-cell office:value-type="float" office:value="0.000954691281587788">
                <text:p>0.000954691281587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55661653819567">
                <text:p>0.955661653819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55784067213069">
                <text:p>0.955784067213069</text:p>
              </table:table-cell>
              <table:table-cell office:value-type="float" office:value="0.008">
                <text:p>0.008</text:p>
              </table:table-cell>
              <table:table-cell office:value-type="float" office:value="0.00764627253770455">
                <text:p>0.00764627253770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55786346863318">
                <text:p>0.955786346863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8357022150322">
                <text:p>0.958357022150322</text:p>
              </table:table-cell>
              <table:table-cell office:value-type="float" office:value="0.001">
                <text:p>0.001</text:p>
              </table:table-cell>
              <table:table-cell office:value-type="float" office:value="0.000958357022150322">
                <text:p>0.000958357022150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8456639183432">
                <text:p>0.95845663918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9175564083035">
                <text:p>0.95917556408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0054084765859">
                <text:p>0.960054084765859</text:p>
              </table:table-cell>
              <table:table-cell office:value-type="float" office:value="0.007">
                <text:p>0.007</text:p>
              </table:table-cell>
              <table:table-cell office:value-type="float" office:value="0.00672037859336101">
                <text:p>0.00672037859336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3892364855138">
                <text:p>0.963892364855138</text:p>
              </table:table-cell>
              <table:table-cell office:value-type="float" office:value="0.008">
                <text:p>0.008</text:p>
              </table:table-cell>
              <table:table-cell office:value-type="float" office:value="0.0077111389188411">
                <text:p>0.00771113891884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5690021390525">
                <text:p>0.96569002139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5690021390525">
                <text:p>0.96569002139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5690021390525">
                <text:p>0.96569002139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6312933230697">
                <text:p>0.966312933230697</text:p>
              </table:table-cell>
              <table:table-cell office:value-type="float" office:value="0.002">
                <text:p>0.002</text:p>
              </table:table-cell>
              <table:table-cell office:value-type="float" office:value="0.00193262586646139">
                <text:p>0.00193262586646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7068840916497">
                <text:p>0.967068840916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7797821414906">
                <text:p>0.967797821414906</text:p>
              </table:table-cell>
              <table:table-cell office:value-type="float" office:value="0.006">
                <text:p>0.006</text:p>
              </table:table-cell>
              <table:table-cell office:value-type="float" office:value="0.00580678692848944">
                <text:p>0.005806786928489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8162038616408">
                <text:p>0.968162038616408</text:p>
              </table:table-cell>
              <table:table-cell office:value-type="float" office:value="0.001">
                <text:p>0.001</text:p>
              </table:table-cell>
              <table:table-cell office:value-type="float" office:value="0.000968162038616408">
                <text:p>0.000968162038616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8825991256417">
                <text:p>0.968825991256417</text:p>
              </table:table-cell>
              <table:table-cell office:value-type="float" office:value="0.001">
                <text:p>0.001</text:p>
              </table:table-cell>
              <table:table-cell office:value-type="float" office:value="0.000968825991256417">
                <text:p>0.0009688259912564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8906575368876">
                <text:p>0.96890657536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192431012572">
                <text:p>0.96919243101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192431012572">
                <text:p>0.96919243101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192431012572">
                <text:p>0.96919243101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26486315602">
                <text:p>0.969926486315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26486315602">
                <text:p>0.969926486315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26486315602">
                <text:p>0.969926486315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7706746362934">
                <text:p>0.977706746362934</text:p>
              </table:table-cell>
              <table:table-cell office:value-type="float" office:value="0.007">
                <text:p>0.007</text:p>
              </table:table-cell>
              <table:table-cell office:value-type="float" office:value="0.00684394722454054">
                <text:p>0.00684394722454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83064747479353">
                <text:p>0.983064747479353</text:p>
              </table:table-cell>
              <table:table-cell office:value-type="float" office:value="0.008">
                <text:p>0.008</text:p>
              </table:table-cell>
              <table:table-cell office:value-type="float" office:value="0.00786451797983483">
                <text:p>0.007864517979834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5417154384375">
                <text:p>0.985417154384375</text:p>
              </table:table-cell>
              <table:table-cell office:value-type="float" office:value="0.005">
                <text:p>0.005</text:p>
              </table:table-cell>
              <table:table-cell office:value-type="float" office:value="0.00492708577192187">
                <text:p>0.00492708577192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1644234929289">
                <text:p>0.991644234929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243138199885">
                <text:p>0.99243138199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3790182690675">
                <text:p>0.993790182690675</text:p>
              </table:table-cell>
              <table:table-cell office:value-type="float" office:value="0.007">
                <text:p>0.007</text:p>
              </table:table-cell>
              <table:table-cell office:value-type="float" office:value="0.00695653127883473">
                <text:p>0.00695653127883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46cm" svg:height="12.826cm" xlink:href="." xlink:type="simple" chart:class="chart:bar" chart:style-name="ch1">
        <chart:legend chart:legend-position="end" svg:x="18.953cm" svg:y="5.616cm" style:legend-expansion="high" chart:style-name="ch2"/>
        <chart:plot-area chart:style-name="ch3" chart:data-source-has-labels="both" svg:x="0.416cm" svg:y="0.256cm" svg:width="18.121cm" svg:height="12.314cm">
          <chartooo:coordinate-region svg:x="1.143cm" svg:y="0.455cm" svg:width="17.394cm" svg:height="11.468cm"/>
          <chart:axis chart:dimension="x" chart:name="primary-x" chart:style-name="ch4" chartooo:axis-type="text">
            <chart:categories table:cell-range-address="local-table.$A$2:.$A$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4" chart:label-cell-address="local-table.$B$1" chart:class="chart:bar">
            <chart:data-point chart:repeated="43"/>
          </chart:series>
          <chart:series chart:style-name="ch8" chart:values-cell-range-address="local-table.$C$2:.$C$44" chart:label-cell-address="local-table.$C$1" chart:class="chart:bar">
            <chart:data-point chart:repeated="43"/>
          </chart:series>
          <chart:series chart:style-name="ch9" chart:values-cell-range-address="local-table.$D$2:.$D$44" chart:label-cell-address="local-table.$D$1" chart:class="chart:ba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</table:table-cell>
              <table:table-cell office:value-type="string">
                <text:p>product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81704964130234">
                <text:p>0.00881704964130234</text:p>
              </table:table-cell>
              <table:table-cell office:value-type="float" office:value="0.000282145588521675">
                <text:p>0.00028214558852167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1704964130234">
                <text:p>0.00881704964130234</text:p>
              </table:table-cell>
              <table:table-cell office:value-type="float" office:value="0.000405584283499907">
                <text:p>0.00040558428349990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81704964130234">
                <text:p>0.00881704964130234</text:p>
              </table:table-cell>
              <table:table-cell office:value-type="float" office:value="0.00014988984390214">
                <text:p>0.0001498898439021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81704964130234">
                <text:p>0.00881704964130234</text:p>
              </table:table-cell>
              <table:table-cell office:value-type="float" office:value="0.000141072794260837">
                <text:p>0.00014107279426083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886034325874">
                <text:p>0.018886034325874</text:p>
              </table:table-cell>
              <table:table-cell office:value-type="float" office:value="0.0112938485268727">
                <text:p>0.0112938485268727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6330041196013">
                <text:p>0.0646330041196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6330041196013">
                <text:p>0.0646330041196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124112722618">
                <text:p>0.06912411272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9124112722618">
                <text:p>0.06912411272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124112722618">
                <text:p>0.06912411272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2203572862928">
                <text:p>0.0732203572862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7299010021833">
                <text:p>0.0797299010021833</text:p>
              </table:table-cell>
              <table:table-cell office:value-type="float" office:value="0.0399446804020938">
                <text:p>0.0399446804020938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36815153742">
                <text:p>0.12036815153742</text:p>
              </table:table-cell>
              <table:table-cell office:value-type="float" office:value="0.0300920378843549">
                <text:p>0.03009203788435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036815153742">
                <text:p>0.12036815153742</text:p>
              </table:table-cell>
              <table:table-cell office:value-type="float" office:value="0.0317771920058788">
                <text:p>0.031777192005878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036815153742">
                <text:p>0.12036815153742</text:p>
              </table:table-cell>
              <table:table-cell office:value-type="float" office:value="0.0379159677342872">
                <text:p>0.037915967734287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383472264934">
                <text:p>0.141383472264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5999713532033">
                <text:p>0.17599971353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2879931519582">
                <text:p>0.182879931519582</text:p>
              </table:table-cell>
              <table:table-cell office:value-type="float" office:value="0.117774675898611">
                <text:p>0.117774675898611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5224402146468">
                <text:p>0.355224402146468</text:p>
              </table:table-cell>
              <table:table-cell office:value-type="float" office:value="0.229119739384472">
                <text:p>0.229119739384472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8964285684843">
                <text:p>0.398964285684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2430116609363">
                <text:p>0.432430116609363</text:p>
              </table:table-cell>
              <table:table-cell office:value-type="float" office:value="0.0259458069965618">
                <text:p>0.02594580699656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7381935528017">
                <text:p>0.457381935528017</text:p>
              </table:table-cell>
              <table:table-cell office:value-type="float" office:value="0.0054885832263362">
                <text:p>0.005488583226336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6615719071296">
                <text:p>0.476615719071296</text:p>
              </table:table-cell>
              <table:table-cell office:value-type="float" office:value="0.00667262006699814">
                <text:p>0.006672620066998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6033795211284">
                <text:p>0.486033795211284</text:p>
              </table:table-cell>
              <table:table-cell office:value-type="float" office:value="0.00583240554253541">
                <text:p>0.0058324055425354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0305">
                <text:p>0.030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3827545974563">
                <text:p>0.513827545974563</text:p>
              </table:table-cell>
              <table:table-cell office:value-type="float" office:value="0.161855676981987">
                <text:p>0.161855676981987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6737426714328">
                <text:p>0.516737426714328</text:p>
              </table:table-cell>
              <table:table-cell office:value-type="float" office:value="0.0186025473617158">
                <text:p>0.018602547361715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6737426714328">
                <text:p>0.516737426714328</text:p>
              </table:table-cell>
              <table:table-cell office:value-type="float" office:value="0.0113682233877152">
                <text:p>0.011368223387715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7181417560849">
                <text:p>0.517181417560849</text:p>
              </table:table-cell>
              <table:table-cell office:value-type="float" office:value="0.044477601910233">
                <text:p>0.04447760191023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8201310145429">
                <text:p>0.788201310145429</text:p>
              </table:table-cell>
              <table:table-cell office:value-type="float" office:value="0.00945841572174515">
                <text:p>0.0094584157217451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4542909335069">
                <text:p>0.804542909335069</text:p>
              </table:table-cell>
              <table:table-cell office:value-type="float" office:value="0.0490771174694392">
                <text:p>0.049077117469439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386288491962798">
                <text:p>0.038628849196279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268722429191512">
                <text:p>0.026872242919151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142758790507991">
                <text:p>0.014275879050799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9757591223474">
                <text:p>0.839757591223474</text:p>
              </table:table-cell>
              <table:table-cell office:value-type="float" office:value="0.0134361214595756">
                <text:p>0.013436121459575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6219873743782">
                <text:p>0.876219873743782</text:p>
              </table:table-cell>
              <table:table-cell office:value-type="float" office:value="0.0105146384849254">
                <text:p>0.010514638484925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5289880905202">
                <text:p>0.885289880905202</text:p>
              </table:table-cell>
              <table:table-cell office:value-type="float" office:value="0.0106234785708624">
                <text:p>0.01062347857086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0225839549636">
                <text:p>0.890225839549636</text:p>
              </table:table-cell>
              <table:table-cell office:value-type="float" office:value="0.0765594222012687">
                <text:p>0.076559422201268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6961510872363">
                <text:p>0.90696151087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0776659315484">
                <text:p>0.950776659315484</text:p>
              </table:table-cell>
              <table:table-cell office:value-type="float" office:value="0.0342279597353574">
                <text:p>0.034227959735357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0776659315484">
                <text:p>0.950776659315484</text:p>
              </table:table-cell>
              <table:table-cell office:value-type="float" office:value="0.0209170865049406">
                <text:p>0.020917086504940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427614607573">
                <text:p>0.954427614607573</text:p>
              </table:table-cell>
              <table:table-cell office:value-type="float" office:value="0.013361986604506">
                <text:p>0.0133619866045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5375398708242">
                <text:p>0.975375398708242</text:p>
              </table:table-cell>
              <table:table-cell office:value-type="float" office:value="0.0117045047844989">
                <text:p>0.0117045047844989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01cm" svg:height="14.237cm" xlink:href="." xlink:type="simple" chart:class="chart:bar" chart:style-name="ch1">
        <chart:legend chart:legend-position="end" svg:x="17.108cm" svg:y="6.321cm" style:legend-expansion="high" chart:style-name="ch2"/>
        <chart:plot-area chart:style-name="ch3" chart:data-source-has-labels="both" svg:x="0.38cm" svg:y="0.284cm" svg:width="16.348cm" svg:height="13.669cm">
          <chartooo:coordinate-region svg:x="1.107cm" svg:y="0.405cm" svg:width="15.621cm" svg:height="12.545cm"/>
          <chart:axis chart:dimension="x" chart:name="primary-x" chart:style-name="ch4" chartooo:axis-type="text">
            <chart:categories table:cell-range-address="local-table.$A$2:.$A$1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9" chart:label-cell-address="local-table.$B$1" chart:class="chart:bar">
            <chart:data-point chart:repeated="168"/>
          </chart:series>
          <chart:series chart:style-name="ch8" chart:values-cell-range-address="local-table.$C$2:.$C$169" chart:label-cell-address="local-table.$C$1" chart:class="chart:bar">
            <chart:data-point chart:repeated="168"/>
          </chart:series>
          <chart:series chart:style-name="ch9" chart:values-cell-range-address="local-table.$D$2:.$D$169" chart:label-cell-address="local-table.$D$1" chart:class="chart:bar">
            <chart:data-point chart:repeated="1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</table:table-cell>
              <table:table-cell office:value-type="string">
                <text:p>time</text:p>
              </table:table-cell>
              <table:table-cell office:value-type="string">
                <text:p>produ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43758430640224">
                <text:p>0.0003437584306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0204963212934">
                <text:p>0.00280204963212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0015501194713">
                <text:p>0.012001550119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65413872491">
                <text:p>0.0576541387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1339677332934">
                <text:p>0.0591339677332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083200663871">
                <text:p>0.07308320066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90817331393423">
                <text:p>0.0790817331393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91490868941423">
                <text:p>0.079149086894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91629612947968">
                <text:p>0.079162961294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1629612947968">
                <text:p>0.079162961294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22942944664088">
                <text:p>0.0922942944664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80711318669993">
                <text:p>0.0980711318669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630204940951">
                <text:p>0.106630204940951</text:p>
              </table:table-cell>
              <table:table-cell office:value-type="float" office:value="0.295">
                <text:p>0.295</text:p>
              </table:table-cell>
              <table:table-cell office:value-type="float" office:value="0.0314559104575804">
                <text:p>0.0314559104575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959291057738">
                <text:p>0.109959291057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6946987465971">
                <text:p>0.136946987465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164243033564">
                <text:p>0.15716424303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7164243033564">
                <text:p>0.15716424303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7988355533789">
                <text:p>0.157988355533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9801358582385">
                <text:p>0.229801358582385</text:p>
              </table:table-cell>
              <table:table-cell office:value-type="float" office:value="0.15">
                <text:p>0.15</text:p>
              </table:table-cell>
              <table:table-cell office:value-type="float" office:value="0.0344702037873578">
                <text:p>0.0344702037873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8654447450472">
                <text:p>0.318654447450472</text:p>
              </table:table-cell>
              <table:table-cell office:value-type="float" office:value="0.06">
                <text:p>0.06</text:p>
              </table:table-cell>
              <table:table-cell office:value-type="float" office:value="0.0191192668470283">
                <text:p>0.0191192668470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946607192802">
                <text:p>0.31946607192802</text:p>
              </table:table-cell>
              <table:table-cell office:value-type="float" office:value="0.066">
                <text:p>0.066</text:p>
              </table:table-cell>
              <table:table-cell office:value-type="float" office:value="0.0210847607472493">
                <text:p>0.0210847607472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9449457485326">
                <text:p>0.329449457485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3838082741609">
                <text:p>0.34383808274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3838082741609">
                <text:p>0.34383808274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7769494056387">
                <text:p>0.347769494056387</text:p>
              </table:table-cell>
              <table:table-cell office:value-type="float" office:value="0.011">
                <text:p>0.011</text:p>
              </table:table-cell>
              <table:table-cell office:value-type="float" office:value="0.00382546443462025">
                <text:p>0.00382546443462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3898915991318">
                <text:p>0.35389891599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7393322399211">
                <text:p>0.377393322399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0928646855542">
                <text:p>0.390928646855542</text:p>
              </table:table-cell>
              <table:table-cell office:value-type="float" office:value="0.003">
                <text:p>0.003</text:p>
              </table:table-cell>
              <table:table-cell office:value-type="float" office:value="0.00117278594056663">
                <text:p>0.00117278594056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1572430376943">
                <text:p>0.411572430376943</text:p>
              </table:table-cell>
              <table:table-cell office:value-type="float" office:value="0.991">
                <text:p>0.991</text:p>
              </table:table-cell>
              <table:table-cell office:value-type="float" office:value="0.40786827850355">
                <text:p>0.40786827850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4376724634349">
                <text:p>0.424376724634349</text:p>
              </table:table-cell>
              <table:table-cell office:value-type="float" office:value="0.268">
                <text:p>0.268</text:p>
              </table:table-cell>
              <table:table-cell office:value-type="float" office:value="0.113732962202005">
                <text:p>0.113732962202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4620251677186">
                <text:p>0.424620251677186</text:p>
              </table:table-cell>
              <table:table-cell office:value-type="float" office:value="0.229">
                <text:p>0.229</text:p>
              </table:table-cell>
              <table:table-cell office:value-type="float" office:value="0.0972380376340757">
                <text:p>0.0972380376340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72">
                <text:p>0.072</text:p>
              </table:table-cell>
              <table:table-cell office:value-type="float" office:value="0.0307915577286936">
                <text:p>0.0307915577286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58">
                <text:p>0.058</text:p>
              </table:table-cell>
              <table:table-cell office:value-type="float" office:value="0.0248043103925587">
                <text:p>0.024804310392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72">
                <text:p>0.072</text:p>
              </table:table-cell>
              <table:table-cell office:value-type="float" office:value="0.0307915577286936">
                <text:p>0.0307915577286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7660524009633">
                <text:p>0.427660524009633</text:p>
              </table:table-cell>
              <table:table-cell office:value-type="float" office:value="0.058">
                <text:p>0.058</text:p>
              </table:table-cell>
              <table:table-cell office:value-type="float" office:value="0.0248043103925587">
                <text:p>0.0248043103925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178171780379">
                <text:p>0.43178171780379</text:p>
              </table:table-cell>
              <table:table-cell office:value-type="float" office:value="0.229">
                <text:p>0.229</text:p>
              </table:table-cell>
              <table:table-cell office:value-type="float" office:value="0.0988780133770679">
                <text:p>0.0988780133770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2206327880756">
                <text:p>0.432206327880756</text:p>
              </table:table-cell>
              <table:table-cell office:value-type="float" office:value="0.268">
                <text:p>0.268</text:p>
              </table:table-cell>
              <table:table-cell office:value-type="float" office:value="0.115831295872043">
                <text:p>0.115831295872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8315610339084">
                <text:p>0.518315610339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2869265994749">
                <text:p>0.552869265994749</text:p>
              </table:table-cell>
              <table:table-cell office:value-type="float" office:value="0.015">
                <text:p>0.015</text:p>
              </table:table-cell>
              <table:table-cell office:value-type="float" office:value="0.00829303898992123">
                <text:p>0.00829303898992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4473775151361">
                <text:p>0.61447377515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4473775151361">
                <text:p>0.61447377515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2418814552824">
                <text:p>0.652418814552824</text:p>
              </table:table-cell>
              <table:table-cell office:value-type="float" office:value="0.009">
                <text:p>0.009</text:p>
              </table:table-cell>
              <table:table-cell office:value-type="float" office:value="0.00587176933097542">
                <text:p>0.00587176933097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4426584596758">
                <text:p>0.664426584596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5999841781089">
                <text:p>0.67599984178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5269233564353">
                <text:p>0.685269233564353</text:p>
              </table:table-cell>
              <table:table-cell office:value-type="float" office:value="0.002">
                <text:p>0.002</text:p>
              </table:table-cell>
              <table:table-cell office:value-type="float" office:value="0.00137053846712871">
                <text:p>0.0013705384671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3661227672243">
                <text:p>0.703661227672243</text:p>
              </table:table-cell>
              <table:table-cell office:value-type="float" office:value="0.015">
                <text:p>0.015</text:p>
              </table:table-cell>
              <table:table-cell office:value-type="float" office:value="0.0105549184150836">
                <text:p>0.010554918415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58650772347407">
                <text:p>0.75865077234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3335196016997">
                <text:p>0.773335196016997</text:p>
              </table:table-cell>
              <table:table-cell office:value-type="float" office:value="0.016">
                <text:p>0.016</text:p>
              </table:table-cell>
              <table:table-cell office:value-type="float" office:value="0.012373363136272">
                <text:p>0.0123733631362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4883370262584">
                <text:p>0.794883370262584</text:p>
              </table:table-cell>
              <table:table-cell office:value-type="float" office:value="0.047">
                <text:p>0.047</text:p>
              </table:table-cell>
              <table:table-cell office:value-type="float" office:value="0.0373595184023415">
                <text:p>0.0373595184023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13669861345014">
                <text:p>0.813669861345014</text:p>
              </table:table-cell>
              <table:table-cell office:value-type="float" office:value="0.002">
                <text:p>0.002</text:p>
              </table:table-cell>
              <table:table-cell office:value-type="float" office:value="0.00162733972269003">
                <text:p>0.00162733972269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3669861345014">
                <text:p>0.813669861345014</text:p>
              </table:table-cell>
              <table:table-cell office:value-type="float" office:value="0.001">
                <text:p>0.001</text:p>
              </table:table-cell>
              <table:table-cell office:value-type="float" office:value="0.000813669861345014">
                <text:p>0.000813669861345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8754753518476">
                <text:p>0.818754753518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26620630652525">
                <text:p>0.826620630652525</text:p>
              </table:table-cell>
              <table:table-cell office:value-type="float" office:value="0.011">
                <text:p>0.011</text:p>
              </table:table-cell>
              <table:table-cell office:value-type="float" office:value="0.00909282693717778">
                <text:p>0.0090928269371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38413054553286">
                <text:p>0.838413054553286</text:p>
              </table:table-cell>
              <table:table-cell office:value-type="float" office:value="0.015">
                <text:p>0.015</text:p>
              </table:table-cell>
              <table:table-cell office:value-type="float" office:value="0.0125761958182993">
                <text:p>0.0125761958182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0290308727444">
                <text:p>0.840290308727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0290308727444">
                <text:p>0.840290308727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1069064844058">
                <text:p>0.841069064844058</text:p>
              </table:table-cell>
              <table:table-cell office:value-type="float" office:value="0.021">
                <text:p>0.021</text:p>
              </table:table-cell>
              <table:table-cell office:value-type="float" office:value="0.0176624503617252">
                <text:p>0.0176624503617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2282450941831">
                <text:p>0.842282450941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1272772131211">
                <text:p>0.851272772131211</text:p>
              </table:table-cell>
              <table:table-cell office:value-type="float" office:value="0.15">
                <text:p>0.15</text:p>
              </table:table-cell>
              <table:table-cell office:value-type="float" office:value="0.127690915819682">
                <text:p>0.127690915819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87345101233395">
                <text:p>0.88734510123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7345101233395">
                <text:p>0.88734510123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8871879646584">
                <text:p>0.888871879646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0565873485539">
                <text:p>0.890565873485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7287853518197">
                <text:p>0.897287853518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05141718993142">
                <text:p>0.905141718993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05811959342466">
                <text:p>0.90581195934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0221858100762">
                <text:p>0.910221858100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289383653503">
                <text:p>0.91289383653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3444519234488">
                <text:p>0.913444519234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4636406464199">
                <text:p>0.914636406464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4636406464199">
                <text:p>0.914636406464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5122884205786">
                <text:p>0.915122884205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5124122225731">
                <text:p>0.915124122225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5124122225731">
                <text:p>0.915124122225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16652445810767">
                <text:p>0.916652445810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6647198265922">
                <text:p>0.926647198265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2733790631198">
                <text:p>0.9273379063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5132495502165">
                <text:p>0.935132495502165</text:p>
              </table:table-cell>
              <table:table-cell office:value-type="float" office:value="0.066">
                <text:p>0.066</text:p>
              </table:table-cell>
              <table:table-cell office:value-type="float" office:value="0.0617187447031429">
                <text:p>0.061718744703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8108320930309">
                <text:p>0.938108320930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52805070658">
                <text:p>0.944452805070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4452805070658">
                <text:p>0.944452805070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4452805070658">
                <text:p>0.944452805070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0076660492456">
                <text:p>0.95007666049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51934612697539">
                <text:p>0.951934612697539</text:p>
              </table:table-cell>
              <table:table-cell office:value-type="float" office:value="0.042">
                <text:p>0.042</text:p>
              </table:table-cell>
              <table:table-cell office:value-type="float" office:value="0.0399812537332967">
                <text:p>0.03998125373329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53816933586077">
                <text:p>0.953816933586077</text:p>
              </table:table-cell>
              <table:table-cell office:value-type="float" office:value="0.077">
                <text:p>0.077</text:p>
              </table:table-cell>
              <table:table-cell office:value-type="float" office:value="0.0734439038861279">
                <text:p>0.07344390388612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57892935735843">
                <text:p>0.957892935735843</text:p>
              </table:table-cell>
              <table:table-cell office:value-type="float" office:value="0.002">
                <text:p>0.002</text:p>
              </table:table-cell>
              <table:table-cell office:value-type="float" office:value="0.00191578587147169">
                <text:p>0.00191578587147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57892935735843">
                <text:p>0.957892935735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57892935735843">
                <text:p>0.957892935735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8136374667933">
                <text:p>0.958136374667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893989897862">
                <text:p>0.95893989897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0494381863979">
                <text:p>0.960494381863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0494381863979">
                <text:p>0.960494381863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263833748503">
                <text:p>0.962263833748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263833748503">
                <text:p>0.962263833748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648593356357">
                <text:p>0.962648593356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5981759205364">
                <text:p>0.965981759205364</text:p>
              </table:table-cell>
              <table:table-cell office:value-type="float" office:value="0.027">
                <text:p>0.027</text:p>
              </table:table-cell>
              <table:table-cell office:value-type="float" office:value="0.0260815074985448">
                <text:p>0.0260815074985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8602517675243">
                <text:p>0.968602517675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474420574553">
                <text:p>0.969474420574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474420574553">
                <text:p>0.969474420574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.016">
                <text:p>0.016</text:p>
              </table:table-cell>
              <table:table-cell office:value-type="float" office:value="0.0155440818032056">
                <text:p>0.0155440818032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71505112700349">
                <text:p>0.97150511270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73172593708915">
                <text:p>0.973172593708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4053900371759">
                <text:p>0.974053900371759</text:p>
              </table:table-cell>
              <table:table-cell office:value-type="float" office:value="0.019">
                <text:p>0.019</text:p>
              </table:table-cell>
              <table:table-cell office:value-type="float" office:value="0.0185070241070634">
                <text:p>0.0185070241070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6053755502722">
                <text:p>0.976053755502722</text:p>
              </table:table-cell>
              <table:table-cell office:value-type="float" office:value="0.011">
                <text:p>0.011</text:p>
              </table:table-cell>
              <table:table-cell office:value-type="float" office:value="0.0107365913105299">
                <text:p>0.0107365913105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7209921678737">
                <text:p>0.977209921678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78710979741045">
                <text:p>0.97871097974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0785975316055">
                <text:p>0.980785975316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1863649038232">
                <text:p>0.981863649038232</text:p>
              </table:table-cell>
              <table:table-cell office:value-type="float" office:value="0.015">
                <text:p>0.015</text:p>
              </table:table-cell>
              <table:table-cell office:value-type="float" office:value="0.0147279547355735">
                <text:p>0.01472795473557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2078500345942">
                <text:p>0.982078500345942</text:p>
              </table:table-cell>
              <table:table-cell office:value-type="float" office:value="0.011">
                <text:p>0.011</text:p>
              </table:table-cell>
              <table:table-cell office:value-type="float" office:value="0.0108028635038054">
                <text:p>0.01080286350380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2897116293908">
                <text:p>0.98289711629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2897116293908">
                <text:p>0.98289711629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5556735394379">
                <text:p>0.985556735394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5556735394379">
                <text:p>0.985556735394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6386584968516">
                <text:p>0.986386584968516</text:p>
              </table:table-cell>
              <table:table-cell office:value-type="float" office:value="0.015">
                <text:p>0.015</text:p>
              </table:table-cell>
              <table:table-cell office:value-type="float" office:value="0.0147957987745277">
                <text:p>0.01479579877452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6386584968516">
                <text:p>0.986386584968516</text:p>
              </table:table-cell>
              <table:table-cell office:value-type="float" office:value="0.013">
                <text:p>0.013</text:p>
              </table:table-cell>
              <table:table-cell office:value-type="float" office:value="0.0128230256045907">
                <text:p>0.0128230256045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86596048066178">
                <text:p>0.986596048066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86792990907431">
                <text:p>0.986792990907431</text:p>
              </table:table-cell>
              <table:table-cell office:value-type="float" office:value="0.013">
                <text:p>0.013</text:p>
              </table:table-cell>
              <table:table-cell office:value-type="float" office:value="0.0128283088817966">
                <text:p>0.0128283088817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7275651028334">
                <text:p>0.987275651028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7793051664264">
                <text:p>0.987793051664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8410906384401">
                <text:p>0.98841090638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8410906384401">
                <text:p>0.98841090638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8410906384401">
                <text:p>0.98841090638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89001773385273">
                <text:p>0.989001773385273</text:p>
              </table:table-cell>
              <table:table-cell office:value-type="float" office:value="0.009">
                <text:p>0.009</text:p>
              </table:table-cell>
              <table:table-cell office:value-type="float" office:value="0.00890101596046746">
                <text:p>0.00890101596046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89098740534092">
                <text:p>0.989098740534092</text:p>
              </table:table-cell>
              <table:table-cell office:value-type="float" office:value="0.015">
                <text:p>0.015</text:p>
              </table:table-cell>
              <table:table-cell office:value-type="float" office:value="0.0148364811080114">
                <text:p>0.0148364811080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89638435846334">
                <text:p>0.98963843584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9638435846334">
                <text:p>0.98963843584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89757062084408">
                <text:p>0.989757062084408</text:p>
              </table:table-cell>
              <table:table-cell office:value-type="float" office:value="0.025">
                <text:p>0.025</text:p>
              </table:table-cell>
              <table:table-cell office:value-type="float" office:value="0.0247439265521102">
                <text:p>0.02474392655211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.014">
                <text:p>0.014</text:p>
              </table:table-cell>
              <table:table-cell office:value-type="float" office:value="0.0138619510598203">
                <text:p>0.0138619510598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.004">
                <text:p>0.004</text:p>
              </table:table-cell>
              <table:table-cell office:value-type="float" office:value="0.00396055744566294">
                <text:p>0.00396055744566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0139361415736">
                <text:p>0.990139361415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1141262637979">
                <text:p>0.991141262637979</text:p>
              </table:table-cell>
              <table:table-cell office:value-type="float" office:value="0.033">
                <text:p>0.033</text:p>
              </table:table-cell>
              <table:table-cell office:value-type="float" office:value="0.0327076616670533">
                <text:p>0.03270766166705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1794475049822">
                <text:p>0.991794475049822</text:p>
              </table:table-cell>
              <table:table-cell office:value-type="float" office:value="0.018">
                <text:p>0.018</text:p>
              </table:table-cell>
              <table:table-cell office:value-type="float" office:value="0.0178523005508968">
                <text:p>0.0178523005508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2592809886521">
                <text:p>0.992592809886521</text:p>
              </table:table-cell>
              <table:table-cell office:value-type="float" office:value="0.015">
                <text:p>0.015</text:p>
              </table:table-cell>
              <table:table-cell office:value-type="float" office:value="0.0148888921482978">
                <text:p>0.0148888921482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2776422469308">
                <text:p>0.992776422469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2776422469308">
                <text:p>0.992776422469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2909574544639">
                <text:p>0.992909574544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2909574544639">
                <text:p>0.992909574544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3399768359332">
                <text:p>0.993399768359332</text:p>
              </table:table-cell>
              <table:table-cell office:value-type="float" office:value="0.01">
                <text:p>0.01</text:p>
              </table:table-cell>
              <table:table-cell office:value-type="float" office:value="0.00993399768359332">
                <text:p>0.009933997683593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3399768359332">
                <text:p>0.993399768359332</text:p>
              </table:table-cell>
              <table:table-cell office:value-type="float" office:value="0.017">
                <text:p>0.017</text:p>
              </table:table-cell>
              <table:table-cell office:value-type="float" office:value="0.0168877960621087">
                <text:p>0.0168877960621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4529970686184">
                <text:p>0.994529970686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467998860199">
                <text:p>0.99467998860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086008996561">
                <text:p>0.995086008996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505596579762">
                <text:p>0.995505596579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505596579762">
                <text:p>0.995505596579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33cm" svg:height="12cm" xlink:href="." xlink:type="simple" chart:class="chart:bar" chart:style-name="ch1">
        <chart:legend chart:legend-position="end" svg:x="19.44cm" svg:y="5.203cm" style:legend-expansion="high" chart:style-name="ch2"/>
        <chart:plot-area chart:style-name="ch3" chart:data-source-has-labels="both" svg:x="0.426cm" svg:y="0.24cm" svg:width="18.588cm" svg:height="11.52cm">
          <chartooo:coordinate-region svg:x="1.153cm" svg:y="0.44cm" svg:width="17.861cm" svg:height="10.673cm"/>
          <chart:axis chart:dimension="x" chart:name="primary-x" chart:style-name="ch4" chartooo:axis-type="text"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</text:p>
              </table:table-cell>
              <table:table-cell office:value-type="string">
                <text:p>product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910779521289">
                <text:p>0.03910779521289</text:p>
              </table:table-cell>
              <table:table-cell office:value-type="float" office:value="0.00140788062766404">
                <text:p>0.0014078806276640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1025388622732">
                <text:p>0.0521025388622732</text:p>
              </table:table-cell>
              <table:table-cell office:value-type="float" office:value="0.0478301306755668">
                <text:p>0.0478301306755668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5949272032615">
                <text:p>0.0605949272032615</text:p>
              </table:table-cell>
              <table:table-cell office:value-type="float" office:value="0.0000605949272032615">
                <text:p>0.00006059492720326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7892170768672">
                <text:p>0.0607892170768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3589363579638">
                <text:p>0.0823589363579638</text:p>
              </table:table-cell>
              <table:table-cell office:value-type="float" office:value="0.0784880663491395">
                <text:p>0.0784880663491395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553377526208">
                <text:p>0.108553377526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8820395819816">
                <text:p>0.148820395819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820395819816">
                <text:p>0.148820395819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4625767538102">
                <text:p>0.154625767538102</text:p>
              </table:table-cell>
              <table:table-cell office:value-type="float" office:value="0.00510265032875736">
                <text:p>0.0051026503287573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774173493242">
                <text:p>0.199774173493242</text:p>
              </table:table-cell>
              <table:table-cell office:value-type="float" office:value="0.000399548346986484">
                <text:p>0.00039954834698648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4955039091991">
                <text:p>0.344955039091991</text:p>
              </table:table-cell>
              <table:table-cell office:value-type="float" office:value="0.00103486511727597">
                <text:p>0.0010348651172759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5627488836303">
                <text:p>0.455627488836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4115039172194">
                <text:p>0.544115039172194</text:p>
              </table:table-cell>
              <table:table-cell office:value-type="float" office:value="0.00163234511751658">
                <text:p>0.0016323451175165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6087420688057">
                <text:p>0.656087420688057</text:p>
              </table:table-cell>
              <table:table-cell office:value-type="float" office:value="0.0236191471447701">
                <text:p>0.023619147144770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3581538356638">
                <text:p>0.723581538356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5317876460935">
                <text:p>0.745317876460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317876460935">
                <text:p>0.745317876460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6862050988508">
                <text:p>0.846862050988508</text:p>
              </table:table-cell>
              <table:table-cell office:value-type="float" office:value="0.000846862050988508">
                <text:p>0.00084686205098850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6321401752354">
                <text:p>0.94632140175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980281256369">
                <text:p>0.959980281256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9980281256369">
                <text:p>0.959980281256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999018565335">
                <text:p>0.999999018565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